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25in">
        <style:tab-stops/>
      </style:paragraph-properties>
    </style:style>
    <style:style style:name="P2" style:parent-style-name="Paragraphedeliste" style:list-style-name="LFO2" style:family="paragraph"/>
    <style:style style:name="P3" style:parent-style-name="Paragraphedeliste" style:list-style-name="LFO2" style:family="paragraph"/>
    <style:style style:name="P4" style:parent-style-name="Paragraphedeliste" style:list-style-name="LFO2" style:family="paragraph"/>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Paragraphedeliste" style:list-style-name="LFO2" style:family="paragraph"/>
    <style:style style:name="P10" style:parent-style-name="Normal" style:family="paragraph">
      <style:paragraph-properties fo:margin-left="0.25in">
        <style:tab-stops/>
      </style:paragraph-properties>
    </style:style>
  </office:automatic-styles>
  <office:body>
    <office:text text:use-soft-page-breaks="true">
      <text:p text:style-name="P1">How to be the computer guy.</text:p>
      <text:p text:style-name="Normal">Need to use a<text:s/>method;<text:s/>u<text:s/>can’t<text:s/>just rush, because it safe and don’t miss anything.</text:p>
      <text:list text:style-name="LFO2" text:continue-numbering="true">
        <text:list-item>
          <text:p text:style-name="P2">First<text:s/>thing:<text:s/>don’t trust anything the user tell<text:s/>u:<text:s/>everybody lies. They don’t know about the problem, don’t think it’s important. Don’t trust users by what they think, their diagnosis is wrong. Don’t ask them question where they need to use their brain. Define everything, rephrase everything. When u listen to everything, you need to make a diagnosis. You need to recheck everything they told you.<text:s/></text:p>
        </text:list-item>
      </text:list>
      <text:p text:style-name="Paragraphedeliste">If a for example a power cable is supposedly broken u can Cross testing to make sure the cable is working by using the cable with another pc. You can also change cable to see if it’s really the cable problem.</text:p>
      <text:p text:style-name="Paragraphedeliste">They don’t know how to ask question, they don’t understand the IT language when they search in the web, because of that, they don’t know how to ask question on google for instance.<text:s/>They don’t have the right terms for searching or not using key word.</text:p>
      <text:p text:style-name="Paragraphedeliste"/>
      <text:list text:style-name="LFO2" text:continue-numbering="true">
        <text:list-item>
          <text:p text:style-name="P3">Practical solutions:<text:s/>1- first<text:s/>situation:<text:s/>if<text:s/>u don’t have the Wi-Fi with the IUT<text:s/>computer:<text:s/>u check if every computer is facing the same problem.<text:s/>Specific website, browser configuration: proxy, ethernet cable. 2- second situation: same problem but at home:<text:s/></text:p>
        </text:list-item>
        <text:list-item>
          <text:p text:style-name="P4">Box: check if the box is turned on, plugged in, status lights/messages.<text:s/></text:p>
        </text:list-item>
        <text:list-item>
          <text:p text:style-name="P5">Provider: Maybe it’s the provider: check twitter accounts<text:s/></text:p>
        </text:list-item>
        <text:list-item>
          <text:p text:style-name="P6">Computer: Ip configuration problem<text:s/></text:p>
        </text:list-item>
        <text:list-item>
          <text:p text:style-name="P7">Check other devices</text:p>
        </text:list-item>
        <text:list-item>
          <text:p text:style-name="P8">Ip spoofing: u can’t have two devices with the same Ip</text:p>
        </text:list-item>
        <text:list-item>
          <text:p text:style-name="P9">VPN = IP change =&gt; localization ; slower connection =&gt; more ping / latency<text:s/></text:p>
        </text:list-item>
      </text:list>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DengXi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Tran</meta:initial-creator>
    <dc:creator>Florian Tran</dc:creator>
    <meta:creation-date>2021-11-08T12:33:00Z</meta:creation-date>
    <dc:date>2021-11-08T13:30:00Z</dc:date>
    <meta:template xlink:href="Normal" xlink:type="simple"/>
    <meta:editing-cycles>1</meta:editing-cycles>
    <meta:editing-duration>PT0S</meta:editing-duration>
    <meta:document-statistic meta:page-count="1" meta:paragraph-count="3" meta:word-count="230" meta:character-count="1543" meta:row-count="10" meta:non-whitespace-character-count="1316"/>
  </office:meta>
</office:document-meta>
</file>